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prefix="第" style:num-suffix="章　" style:num-format="一, 十, 一百(繁), ...">
        <style:list-level-properties text:space-before="0in" text:min-label-width="0.2951in"/>
      </text:list-level-style-number>
      <text:list-level-style-number text:level="2" text:style-name="WW_CharLFO1LVL2" style:num-prefix="第" style:num-suffix="節　" style:num-format="一, 十, 一百(繁), ...">
        <style:list-level-properties text:space-before="0.2951in" text:min-label-width="0.3937in"/>
      </text:list-level-style-number>
      <text:list-level-style-number text:level="3" style:num-prefix="第" style:num-suffix="項" style:num-format="一, 十, 一百(繁), ...">
        <style:list-level-properties text:space-before="0.5909in" text:min-label-width="0.3937in"/>
      </text:list-level-style-number>
      <text:list-level-style-number text:level="4" style:num-format="">
        <style:list-level-properties text:space-before="0.8861in" text:min-label-width="0.4916in"/>
      </text:list-level-style-number>
      <text:list-level-style-number text:level="5" style:num-format="">
        <style:list-level-properties text:space-before="1.1812in" text:min-label-width="0.5902in"/>
      </text:list-level-style-number>
      <text:list-level-style-number text:level="6" style:num-format="">
        <style:list-level-properties text:space-before="1.4763in" text:min-label-width="0.7875in"/>
      </text:list-level-style-number>
      <text:list-level-style-number text:level="7" style:num-format="">
        <style:list-level-properties text:space-before="1.7715in" text:min-label-width="0.8861in"/>
      </text:list-level-style-number>
      <text:list-level-style-number text:level="8" style:num-format="">
        <style:list-level-properties text:space-before="2.0666in" text:min-label-width="0.9847in"/>
      </text:list-level-style-number>
      <text:list-level-style-number text:level="9" style:num-format="">
        <style:list-level-properties text:space-before="2.3625in" text:min-label-width="1.1805in"/>
      </text:list-level-style-number>
    </text:list-style>
    <text:list-style style:name="LFO2">
      <text:list-level-style-number text:level="1" style:num-prefix="[" style:num-suffix="]" style:num-format="1">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3">
      <text:list-level-style-number text:level="1" style:num-prefix="[" style:num-suffix="]" style:num-format="1">
        <style:list-level-properties fo:text-align="end" text:space-before="0.2in" text:min-label-width="0.1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4">
      <text:list-level-style-number text:level="1" style:num-prefix="[" style:num-suffix="]" style:num-format="1">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5">
      <text:list-level-style-number text:level="1" style:num-prefix="第" style:num-suffix="節" style:num-format="一, 十, 一百(繁), ..." text:start-value="5">
        <style:list-level-properties text:space-before="0in" text:min-label-width="0.6666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6">
      <text:list-level-style-number text:level="1" style:num-prefix="第" style:num-suffix="節" style:num-format="一, 十, 一百(繁), ..." text:start-value="2">
        <style:list-level-properties text:space-before="0in" text:min-label-width="0.6666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P1" style:parent-style-name="內文" style:master-page-name="MP0" style:family="paragraph">
      <style:paragraph-properties fo:break-before="page" fo:text-align="center" style:vertical-align="baseline" fo:margin-top="0.0694in" fo:margin-bottom="0.0694in" fo:line-height="150%" style:page-number="1"/>
      <style:text-properties fo:hyphenate="false"/>
    </style:style>
    <style:style style:name="T4" style:parent-style-name="預設段落字型" style:family="text">
      <style:text-properties style:font-name-asian="標楷體" fo:font-size="14pt" style:font-size-asian="14pt" style:font-size-complex="14pt" style:language-asian="zh" style:country-asian="TW"/>
    </style:style>
    <style:style style:name="P5" style:parent-style-name="內文" style:family="paragraph">
      <style:paragraph-properties fo:text-align="center"/>
    </style:style>
    <style:style style:name="P6" style:parent-style-name="內文" style:family="paragraph">
      <style:paragraph-properties fo:text-align="center"/>
    </style:style>
    <style:style style:name="P7" style:parent-style-name="內文" style:family="paragraph">
      <style:paragraph-properties fo:text-align="center"/>
    </style:style>
    <style:style style:name="T8" style:parent-style-name="預設段落字型" style:family="text">
      <style:text-properties style:font-name-asian="標楷體" fo:font-size="14pt" style:font-size-asian="14pt" style:font-size-complex="14pt" style:language-asian="zh" style:country-asian="TW"/>
    </style:style>
    <style:style style:name="P9" style:parent-style-name="目錄1" style:family="paragraph">
      <style:paragraph-properties>
        <style:tab-stops>
          <style:tab-stop style:type="right" style:leader-style="dotted" style:leader-text="." style:position="6.2611in"/>
        </style:tab-stops>
      </style:paragraph-properties>
    </style:style>
    <style:style style:name="T10" style:parent-style-name="超連結" style:family="text">
      <style:text-properties style:font-name-asian="標楷體" style:font-weight-complex="bold" style:language-asian="zh" style:country-asian="TW"/>
    </style:style>
    <style:style style:name="T11" style:parent-style-name="超連結" style:family="text">
      <style:text-properties style:font-name-asian="標楷體" style:font-weight-complex="bold"/>
    </style:style>
    <style:style style:name="P12" style:parent-style-name="目錄1" style:family="paragraph">
      <style:paragraph-properties>
        <style:tab-stops>
          <style:tab-stop style:type="right" style:leader-style="dotted" style:leader-text="." style:position="6.2611in"/>
        </style:tab-stops>
      </style:paragraph-properties>
    </style:style>
    <style:style style:name="T13" style:parent-style-name="超連結" style:family="text">
      <style:text-properties style:font-name-asian="標楷體" style:font-weight-complex="bold" style:language-asian="zh" style:country-asian="TW"/>
    </style:style>
    <style:style style:name="T14" style:parent-style-name="超連結" style:family="text">
      <style:text-properties style:font-name-asian="標楷體" style:font-weight-complex="bold"/>
    </style:style>
    <style:style style:name="P15" style:parent-style-name="目錄1" style:family="paragraph">
      <style:paragraph-properties>
        <style:tab-stops>
          <style:tab-stop style:type="right" style:leader-style="dotted" style:leader-text="." style:position="6.2611in"/>
        </style:tab-stops>
      </style:paragraph-properties>
    </style:style>
    <style:style style:name="T16" style:parent-style-name="超連結" style:family="text">
      <style:text-properties style:font-name="標楷體" style:font-name-asian="標楷體"/>
    </style:style>
    <style:style style:name="P17" style:parent-style-name="目錄1" style:family="paragraph">
      <style:paragraph-properties>
        <style:tab-stops>
          <style:tab-stop style:type="right" style:leader-style="dotted" style:leader-text="." style:position="6.2611in"/>
        </style:tab-stops>
      </style:paragraph-properties>
    </style:style>
    <style:style style:name="T18" style:parent-style-name="超連結" style:family="text">
      <style:text-properties style:font-name-asian="標楷體" style:language-asian="zh" style:country-asian="TW"/>
    </style:style>
    <style:style style:name="P19" style:parent-style-name="目錄1" style:family="paragraph">
      <style:paragraph-properties>
        <style:tab-stops>
          <style:tab-stop style:type="right" style:leader-style="dotted" style:leader-text="." style:position="6.2611in"/>
        </style:tab-stops>
      </style:paragraph-properties>
    </style:style>
    <style:style style:name="T20" style:parent-style-name="超連結" style:family="text">
      <style:text-properties style:font-name-asian="標楷體" style:language-asian="zh" style:country-asian="TW"/>
    </style:style>
    <style:style style:name="P21" style:parent-style-name="目錄1" style:family="paragraph">
      <style:paragraph-properties>
        <style:tab-stops>
          <style:tab-stop style:type="right" style:leader-style="dotted" style:leader-text="." style:position="6.2611in"/>
        </style:tab-stops>
      </style:paragraph-properties>
    </style:style>
    <style:style style:name="T22" style:parent-style-name="超連結" style:family="text">
      <style:text-properties style:font-name-asian="標楷體" style:language-asian="zh" style:country-asian="TW"/>
    </style:style>
    <style:style style:name="P23" style:parent-style-name="目錄1" style:family="paragraph">
      <style:paragraph-properties>
        <style:tab-stops>
          <style:tab-stop style:type="right" style:leader-style="dotted" style:leader-text="." style:position="6.2611in"/>
        </style:tab-stops>
      </style:paragraph-properties>
    </style:style>
    <style:style style:name="T24" style:parent-style-name="超連結" style:family="text">
      <style:text-properties style:font-name-asian="標楷體"/>
    </style:style>
    <style:style style:name="P25" style:parent-style-name="目錄20" style:family="paragraph">
      <style:paragraph-properties>
        <style:tab-stops>
          <style:tab-stop style:type="right" style:leader-style="dotted" style:leader-text="." style:position="5.9277in"/>
        </style:tab-stops>
      </style:paragraph-properties>
    </style:style>
    <style:style style:name="T26" style:parent-style-name="超連結" style:family="text">
      <style:text-properties style:font-name-asian="標楷體"/>
    </style:style>
    <style:style style:name="P27" style:parent-style-name="目錄20" style:family="paragraph">
      <style:paragraph-properties>
        <style:tab-stops>
          <style:tab-stop style:type="right" style:leader-style="dotted" style:leader-text="." style:position="5.9277in"/>
        </style:tab-stops>
      </style:paragraph-properties>
    </style:style>
    <style:style style:name="T28" style:parent-style-name="超連結" style:family="text">
      <style:text-properties style:font-name-asian="標楷體"/>
    </style:style>
    <style:style style:name="P29" style:parent-style-name="目錄1" style:family="paragraph">
      <style:paragraph-properties>
        <style:tab-stops>
          <style:tab-stop style:type="right" style:leader-style="dotted" style:leader-text="." style:position="6.2611in"/>
        </style:tab-stops>
      </style:paragraph-properties>
    </style:style>
    <style:style style:name="T30" style:parent-style-name="超連結" style:family="text">
      <style:text-properties style:font-name-asian="標楷體"/>
    </style:style>
    <style:style style:name="P31" style:parent-style-name="目錄20" style:family="paragraph">
      <style:paragraph-properties>
        <style:tab-stops>
          <style:tab-stop style:type="right" style:leader-style="dotted" style:leader-text="." style:position="5.9277in"/>
        </style:tab-stops>
      </style:paragraph-properties>
    </style:style>
    <style:style style:name="T32" style:parent-style-name="超連結" style:family="text">
      <style:text-properties style:font-name-asian="標楷體"/>
    </style:style>
    <style:style style:name="P33" style:parent-style-name="目錄20" style:family="paragraph">
      <style:paragraph-properties>
        <style:tab-stops>
          <style:tab-stop style:type="right" style:leader-style="dotted" style:leader-text="." style:position="5.9277in"/>
        </style:tab-stops>
      </style:paragraph-properties>
    </style:style>
    <style:style style:name="T34" style:parent-style-name="超連結" style:family="text">
      <style:text-properties style:font-name-asian="標楷體"/>
    </style:style>
    <style:style style:name="P35" style:parent-style-name="目錄1" style:family="paragraph">
      <style:paragraph-properties>
        <style:tab-stops>
          <style:tab-stop style:type="right" style:leader-style="dotted" style:leader-text="." style:position="6.2611in"/>
        </style:tab-stops>
      </style:paragraph-properties>
    </style:style>
    <style:style style:name="T36" style:parent-style-name="超連結" style:family="text">
      <style:text-properties style:font-name-asian="標楷體"/>
    </style:style>
    <style:style style:name="P37" style:parent-style-name="目錄20" style:family="paragraph">
      <style:paragraph-properties>
        <style:tab-stops>
          <style:tab-stop style:type="right" style:leader-style="dotted" style:leader-text="." style:position="5.9277in"/>
        </style:tab-stops>
      </style:paragraph-properties>
    </style:style>
    <style:style style:name="T38" style:parent-style-name="預設段落字型" style:family="text">
      <style:text-properties fo:color="#0000FF" style:text-underline-type="single" style:text-underline-style="solid" style:text-underline-width="auto" style:text-underline-mode="continuous" style:language-asian="zh" style:country-asian="TW"/>
    </style:style>
    <style:style style:name="P39" style:parent-style-name="內文" style:family="paragraph">
      <style:paragraph-properties fo:text-align="center"/>
    </style:style>
    <style:style style:name="P40" style:parent-style-name="內文" style:family="paragraph">
      <style:paragraph-properties fo:text-align="center"/>
    </style:style>
    <style:style style:name="T41" style:parent-style-name="預設段落字型" style:family="text">
      <style:text-properties fo:font-weight="bold" style:font-weight-asian="bold"/>
    </style:style>
    <style:style style:name="T42" style:parent-style-name="預設段落字型" style:family="text">
      <style:text-properties fo:font-weight="bold" style:font-weight-asian="bold"/>
    </style:style>
    <style:style style:name="P43" style:parent-style-name="內文" style:family="paragraph">
      <style:paragraph-properties fo:text-align="center"/>
    </style:style>
    <style:style style:name="T44" style:parent-style-name="預設段落字型" style:family="text">
      <style:text-properties fo:color="#0000FF" style:text-underline-type="single" style:text-underline-style="solid" style:text-underline-width="auto" style:text-underline-mode="continuous" style:language-asian="zh" style:country-asian="TW"/>
    </style:style>
    <style:style style:name="T45" style:parent-style-name="預設段落字型" style:family="text">
      <style:text-properties style:language-asian="zh" style:country-asian="TW"/>
    </style:style>
    <style:style style:name="T46" style:parent-style-name="超連結" style:family="text">
      <style:text-properties style:font-name-asian="標楷體"/>
    </style:style>
    <style:style style:name="P47" style:parent-style-name="目錄20" style:family="paragraph">
      <style:paragraph-properties>
        <style:tab-stops>
          <style:tab-stop style:type="right" style:leader-style="dotted" style:leader-text="." style:position="5.9277in"/>
        </style:tab-stops>
      </style:paragraph-properties>
    </style:style>
    <style:style style:name="T48" style:parent-style-name="超連結" style:family="text">
      <style:text-properties style:font-name-asian="標楷體"/>
    </style:style>
    <style:style style:name="P49" style:parent-style-name="目錄20" style:family="paragraph">
      <style:paragraph-properties>
        <style:tab-stops>
          <style:tab-stop style:type="right" style:leader-style="dotted" style:leader-text="." style:position="5.9277in"/>
        </style:tab-stops>
      </style:paragraph-properties>
    </style:style>
    <style:style style:name="T50" style:parent-style-name="超連結" style:family="text">
      <style:text-properties style:font-name-asian="標楷體"/>
    </style:style>
    <style:style style:name="P51" style:parent-style-name="目錄20" style:family="paragraph">
      <style:paragraph-properties>
        <style:tab-stops>
          <style:tab-stop style:type="right" style:leader-style="dotted" style:leader-text="." style:position="5.9277in"/>
        </style:tab-stops>
      </style:paragraph-properties>
    </style:style>
    <style:style style:name="T52" style:parent-style-name="超連結" style:family="text">
      <style:text-properties style:font-name-asian="標楷體"/>
    </style:style>
    <style:style style:name="P53" style:parent-style-name="目錄1" style:family="paragraph">
      <style:paragraph-properties>
        <style:tab-stops>
          <style:tab-stop style:type="right" style:leader-style="dotted" style:leader-text="." style:position="6.2611in"/>
        </style:tab-stops>
      </style:paragraph-properties>
    </style:style>
    <style:style style:name="T54" style:parent-style-name="超連結" style:family="text">
      <style:text-properties style:font-name-asian="標楷體"/>
    </style:style>
    <style:style style:name="P55" style:parent-style-name="內文" style:family="paragraph">
      <style:paragraph-properties fo:text-align="justify" style:vertical-align="baseline" fo:margin-top="0.0694in" fo:margin-bottom="0.0694in" fo:line-height="150%"/>
      <style:text-properties fo:hyphenate="false"/>
    </style:style>
    <style:style style:name="P56" style:parent-style-name="內文" style:family="paragraph">
      <style:paragraph-properties fo:text-align="justify" style:vertical-align="baseline" fo:margin-top="0.0694in" fo:margin-bottom="0.0694in" fo:line-height="150%"/>
      <style:text-properties fo:hyphenate="false"/>
    </style:style>
    <style:style style:name="T57" style:parent-style-name="預設段落字型" style:family="text">
      <style:text-properties style:font-name-asian="標楷體" fo:font-size="14pt" style:font-size-asian="14pt" style:font-size-complex="14pt" style:language-asian="zh" style:country-asian="TW"/>
    </style:style>
    <style:style style:name="P58" style:parent-style-name="內文" style:family="paragraph">
      <style:paragraph-properties fo:text-align="center"/>
    </style:style>
    <style:style style:name="P59" style:parent-style-name="內文" style:family="paragraph">
      <style:paragraph-properties fo:text-align="center"/>
    </style:style>
    <style:style style:name="P60" style:parent-style-name="內文" style:family="paragraph">
      <style:paragraph-properties fo:text-align="center"/>
    </style:style>
    <style:style style:name="P61" style:parent-style-name="內文" style:family="paragraph">
      <style:paragraph-properties fo:break-before="page" fo:text-align="center" style:vertical-align="baseline" fo:margin-top="0.0694in" fo:margin-bottom="0.0694in" fo:line-height="150%"/>
      <style:text-properties fo:hyphenate="false"/>
    </style:style>
    <style:style style:name="T62" style:parent-style-name="預設段落字型" style:family="text">
      <style:text-properties style:font-name-asian="標楷體" fo:font-size="14pt" style:font-size-asian="14pt" style:font-size-complex="14pt" style:language-asian="zh" style:country-asian="TW"/>
    </style:style>
    <style:style style:name="P63" style:parent-style-name="圖表目錄" style:family="paragraph">
      <style:paragraph-properties fo:margin-left="0.5562in" fo:margin-right="0.1666in" fo:text-indent="-0.3895in">
        <style:tab-stops>
          <style:tab-stop style:type="right" style:leader-style="dotted" style:leader-text="." style:position="5.7048in"/>
        </style:tab-stops>
      </style:paragraph-properties>
    </style:style>
    <style:style style:name="T64" style:parent-style-name="預設段落字型" style:family="text">
      <style:text-properties style:font-name-asian="標楷體" fo:font-weight="bold" style:font-weight-asian="bold" fo:font-size="14pt" style:font-size-asian="14pt" style:font-size-complex="14pt" style:language-asian="zh" style:country-asian="TW"/>
    </style:style>
    <style:style style:name="P65" style:parent-style-name="內文" style:family="paragraph">
      <style:paragraph-properties fo:text-align="center"/>
    </style:style>
    <style:style style:name="P66" style:parent-style-name="內文" style:family="paragraph">
      <style:paragraph-properties fo:text-align="center"/>
    </style:style>
    <style:style style:name="P67" style:parent-style-name="內文" style:family="paragraph">
      <style:paragraph-properties fo:text-align="center"/>
    </style:style>
    <style:style style:name="P68" style:parent-style-name="圖表目錄" style:family="paragraph">
      <style:paragraph-properties fo:margin-left="0.5562in" fo:margin-right="0.1666in" fo:text-indent="-0.3895in">
        <style:tab-stops>
          <style:tab-stop style:type="right" style:leader-style="dotted" style:leader-text="." style:position="5.7048in"/>
        </style:tab-stops>
      </style:paragraph-properties>
    </style:style>
    <style:style style:name="T69" style:parent-style-name="超連結" style:family="text">
      <style:text-properties style:font-name-asian="標楷體"/>
    </style:style>
    <style:style style:name="T70" style:parent-style-name="超連結" style:family="text">
      <style:text-properties style:font-name-asian="標楷體"/>
    </style:style>
    <style:style style:name="T71" style:parent-style-name="超連結" style:family="text">
      <style:text-properties style:font-name-asian="標楷體" style:language-asian="zh" style:country-asian="TW"/>
    </style:style>
    <style:style style:name="T72" style:parent-style-name="超連結" style:family="text">
      <style:text-properties style:font-name-asian="標楷體" style:language-asian="zh" style:country-asian="TW"/>
    </style:style>
    <style:style style:name="T73" style:parent-style-name="超連結" style:family="text">
      <style:text-properties style:font-name-asian="標楷體" style:language-asian="zh" style:country-asian="TW"/>
    </style:style>
    <style:style style:name="T74" style:parent-style-name="超連結" style:family="text">
      <style:text-properties style:font-name-asian="標楷體" style:language-asian="zh" style:country-asian="TW"/>
    </style:style>
    <style:style style:name="T75" style:parent-style-name="超連結" style:family="text">
      <style:text-properties style:font-name-asian="標楷體" style:language-asian="zh" style:country-asian="TW"/>
    </style:style>
    <style:style style:name="P76"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77" style:parent-style-name="超連結" style:family="text">
      <style:text-properties style:font-name-asian="標楷體"/>
    </style:style>
    <style:style style:name="T78" style:parent-style-name="超連結" style:family="text">
      <style:text-properties style:font-name-asian="標楷體"/>
    </style:style>
    <style:style style:name="T79" style:parent-style-name="超連結" style:family="text">
      <style:text-properties style:font-name-asian="標楷體" style:language-asian="zh" style:country-asian="TW"/>
    </style:style>
    <style:style style:name="T80" style:parent-style-name="超連結" style:family="text">
      <style:text-properties style:font-name-asian="標楷體" style:language-asian="zh" style:country-asian="TW"/>
    </style:style>
    <style:style style:name="T81" style:parent-style-name="超連結" style:family="text">
      <style:text-properties style:font-name-asian="標楷體" style:language-asian="zh" style:country-asian="TW"/>
    </style:style>
    <style:style style:name="T82" style:parent-style-name="超連結" style:family="text">
      <style:text-properties style:font-name-asian="標楷體" style:language-asian="zh" style:country-asian="TW"/>
    </style:style>
    <style:style style:name="T83" style:parent-style-name="超連結" style:family="text">
      <style:text-properties style:font-name-asian="標楷體" style:language-asian="zh" style:country-asian="TW"/>
    </style:style>
    <style:style style:name="P84"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85" style:parent-style-name="超連結" style:family="text">
      <style:text-properties style:font-name-asian="標楷體"/>
    </style:style>
    <style:style style:name="T86" style:parent-style-name="超連結" style:family="text">
      <style:text-properties style:font-name-asian="標楷體"/>
    </style:style>
    <style:style style:name="T87" style:parent-style-name="超連結" style:family="text">
      <style:text-properties style:font-name-asian="標楷體" style:language-asian="zh" style:country-asian="TW"/>
    </style:style>
    <style:style style:name="T88" style:parent-style-name="超連結" style:family="text">
      <style:text-properties style:font-name-asian="標楷體" style:language-asian="zh" style:country-asian="TW"/>
    </style:style>
    <style:style style:name="T89" style:parent-style-name="超連結" style:family="text">
      <style:text-properties style:font-name-asian="標楷體" style:language-asian="zh" style:country-asian="TW"/>
    </style:style>
    <style:style style:name="T90" style:parent-style-name="超連結" style:family="text">
      <style:text-properties style:font-name-asian="標楷體" style:language-asian="zh" style:country-asian="TW"/>
    </style:style>
    <style:style style:name="T91" style:parent-style-name="超連結" style:family="text">
      <style:text-properties style:font-name-asian="標楷體" style:language-asian="zh" style:country-asian="TW"/>
    </style:style>
    <style:style style:name="P92"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93" style:parent-style-name="超連結" style:family="text">
      <style:text-properties style:font-name-asian="標楷體"/>
    </style:style>
    <style:style style:name="T94" style:parent-style-name="超連結" style:family="text">
      <style:text-properties style:font-name-asian="標楷體"/>
    </style:style>
    <style:style style:name="T95" style:parent-style-name="超連結" style:family="text">
      <style:text-properties style:font-name-asian="標楷體" style:language-asian="zh" style:country-asian="TW"/>
    </style:style>
    <style:style style:name="T96" style:parent-style-name="超連結" style:family="text">
      <style:text-properties style:font-name-asian="標楷體" style:language-asian="zh" style:country-asian="TW"/>
    </style:style>
    <style:style style:name="T97" style:parent-style-name="預設段落字型" style:family="text">
      <style:text-properties style:font-name-asian="標楷體" style:text-position="-41.6% 100%"/>
    </style:style>
    <style:style style:name="P98"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99" style:parent-style-name="超連結" style:family="text">
      <style:text-properties style:font-name-asian="標楷體"/>
    </style:style>
    <style:style style:name="T100" style:parent-style-name="超連結" style:family="text">
      <style:text-properties style:font-name-asian="標楷體"/>
    </style:style>
    <style:style style:name="T101" style:parent-style-name="超連結" style:family="text">
      <style:text-properties style:font-name-asian="標楷體" style:language-asian="zh" style:country-asian="TW"/>
    </style:style>
    <style:style style:name="T102" style:parent-style-name="超連結" style:family="text">
      <style:text-properties style:font-name-asian="標楷體" style:language-asian="zh" style:country-asian="TW"/>
    </style:style>
    <style:style style:name="P103"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04" style:parent-style-name="超連結" style:family="text">
      <style:text-properties style:font-name-asian="標楷體"/>
    </style:style>
    <style:style style:name="T105" style:parent-style-name="超連結" style:family="text">
      <style:text-properties style:font-name-asian="標楷體"/>
    </style:style>
    <style:style style:name="T106" style:parent-style-name="超連結" style:family="text">
      <style:text-properties style:font-name-asian="標楷體" style:language-asian="zh" style:country-asian="TW"/>
    </style:style>
    <style:style style:name="T107" style:parent-style-name="超連結" style:family="text">
      <style:text-properties style:font-name-asian="標楷體" style:language-asian="zh" style:country-asian="TW"/>
    </style:style>
    <style:style style:name="P108"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09" style:parent-style-name="超連結" style:family="text">
      <style:text-properties style:font-name="標楷體" style:font-name-asian="標楷體"/>
    </style:style>
    <style:style style:name="T110" style:parent-style-name="超連結" style:family="text">
      <style:text-properties style:font-name="標楷體" style:font-name-asian="標楷體"/>
    </style:style>
    <style:style style:name="T111" style:parent-style-name="超連結" style:family="text">
      <style:text-properties style:font-name="標楷體" style:font-name-asian="標楷體" style:language-asian="zh" style:country-asian="TW"/>
    </style:style>
    <style:style style:name="T112" style:parent-style-name="超連結" style:family="text">
      <style:text-properties style:font-name="標楷體" style:font-name-asian="標楷體" style:language-asian="zh" style:country-asian="TW"/>
    </style:style>
    <style:style style:name="T113" style:parent-style-name="超連結" style:family="text">
      <style:text-properties style:font-name-asian="標楷體" style:language-asian="zh" style:country-asian="TW"/>
    </style:style>
    <style:style style:name="P114"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15" style:parent-style-name="超連結" style:family="text">
      <style:text-properties style:font-name-asian="標楷體"/>
    </style:style>
    <style:style style:name="T116" style:parent-style-name="超連結" style:family="text">
      <style:text-properties style:font-name-asian="標楷體"/>
    </style:style>
    <style:style style:name="T117" style:parent-style-name="超連結" style:family="text">
      <style:text-properties style:font-name-asian="標楷體" style:language-asian="zh" style:country-asian="TW"/>
    </style:style>
    <style:style style:name="T118" style:parent-style-name="超連結" style:family="text">
      <style:text-properties style:font-name-asian="標楷體" style:language-asian="zh" style:country-asian="TW"/>
    </style:style>
    <style:style style:name="T119" style:parent-style-name="超連結" style:family="text">
      <style:text-properties style:font-name-asian="標楷體" style:language-asian="zh" style:country-asian="TW"/>
    </style:style>
    <style:style style:name="T120" style:parent-style-name="超連結" style:family="text">
      <style:text-properties style:font-name-asian="標楷體" style:language-asian="zh" style:country-asian="TW"/>
    </style:style>
    <style:style style:name="P121"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22" style:parent-style-name="超連結" style:family="text">
      <style:text-properties style:font-name-asian="標楷體"/>
    </style:style>
    <style:style style:name="T123" style:parent-style-name="超連結" style:family="text">
      <style:text-properties style:font-name-asian="標楷體"/>
    </style:style>
    <style:style style:name="T124" style:parent-style-name="超連結" style:family="text">
      <style:text-properties style:font-name-asian="標楷體" style:language-asian="zh" style:country-asian="TW"/>
    </style:style>
    <style:style style:name="T125" style:parent-style-name="超連結" style:family="text">
      <style:text-properties style:font-name-asian="標楷體" style:language-asian="zh" style:country-asian="TW"/>
    </style:style>
    <style:style style:name="P126"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27" style:parent-style-name="超連結" style:family="text">
      <style:text-properties style:font-name-asian="標楷體"/>
    </style:style>
    <style:style style:name="T128" style:parent-style-name="超連結" style:family="text">
      <style:text-properties style:font-name-asian="標楷體"/>
    </style:style>
    <style:style style:name="T129" style:parent-style-name="超連結" style:family="text">
      <style:text-properties style:font-name-asian="標楷體" style:language-asian="zh" style:country-asian="TW"/>
    </style:style>
    <style:style style:name="T130" style:parent-style-name="超連結" style:family="text">
      <style:text-properties style:font-name-asian="標楷體" style:language-asian="zh" style:country-asian="TW"/>
    </style:style>
    <style:style style:name="P131"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32" style:parent-style-name="超連結" style:family="text">
      <style:text-properties style:font-name-asian="標楷體"/>
    </style:style>
    <style:style style:name="T133" style:parent-style-name="超連結" style:family="text">
      <style:text-properties style:font-name-asian="標楷體"/>
    </style:style>
    <style:style style:name="T134" style:parent-style-name="超連結" style:family="text">
      <style:text-properties style:font-name-asian="標楷體" style:language-asian="zh" style:country-asian="TW"/>
    </style:style>
    <style:style style:name="T135" style:parent-style-name="超連結" style:family="text">
      <style:text-properties style:font-name-asian="標楷體" style:language-asian="zh" style:country-asian="TW"/>
    </style:style>
    <style:style style:name="P136"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37" style:parent-style-name="超連結" style:family="text">
      <style:text-properties style:font-name-asian="標楷體"/>
    </style:style>
    <style:style style:name="T138" style:parent-style-name="超連結" style:family="text">
      <style:text-properties style:font-name-asian="標楷體"/>
    </style:style>
    <style:style style:name="T139" style:parent-style-name="超連結" style:family="text">
      <style:text-properties style:font-name-asian="標楷體" style:language-asian="zh" style:country-asian="TW"/>
    </style:style>
    <style:style style:name="T140" style:parent-style-name="超連結" style:family="text">
      <style:text-properties style:font-name-asian="標楷體" style:language-asian="zh" style:country-asian="TW"/>
    </style:style>
    <style:style style:name="P141"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42" style:parent-style-name="預設段落字型" style:family="text">
      <style:text-properties fo:color="#0000FF" style:text-underline-type="single" style:text-underline-style="solid" style:text-underline-width="auto" style:text-underline-mode="continuous" style:language-asian="zh" style:country-asian="TW"/>
    </style:style>
    <style:style style:name="T143" style:parent-style-name="預設段落字型" style:family="text">
      <style:text-properties style:language-asian="zh" style:country-asian="TW"/>
    </style:style>
    <style:style style:name="T144" style:parent-style-name="預設段落字型" style:family="text">
      <style:text-properties fo:color="#0000FF" style:text-underline-type="single" style:text-underline-style="solid" style:text-underline-width="auto" style:text-underline-mode="continuous" style:language-asian="zh" style:country-asian="TW"/>
    </style:style>
    <style:style style:name="P145" style:parent-style-name="內文" style:family="paragraph">
      <style:paragraph-properties fo:text-align="center"/>
    </style:style>
    <style:style style:name="P146" style:parent-style-name="內文" style:family="paragraph">
      <style:paragraph-properties fo:text-align="center"/>
    </style:style>
    <style:style style:name="T147" style:parent-style-name="預設段落字型" style:family="text">
      <style:text-properties fo:font-weight="bold" style:font-weight-asian="bold"/>
    </style:style>
    <style:style style:name="T148" style:parent-style-name="預設段落字型" style:family="text">
      <style:text-properties fo:font-weight="bold" style:font-weight-asian="bold"/>
    </style:style>
    <style:style style:name="P149" style:parent-style-name="內文" style:family="paragraph">
      <style:paragraph-properties fo:text-align="center"/>
    </style:style>
    <style:style style:name="P150" style:parent-style-name="內文" style:family="paragraph">
      <style:paragraph-properties fo:text-align="center" style:vertical-align="baseline" fo:margin-top="0.0694in" fo:margin-bottom="0.0694in" fo:line-height="150%"/>
      <style:text-properties fo:hyphenate="false"/>
    </style:style>
    <style:style style:name="P151"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2"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3"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4"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5"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6"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7" style:parent-style-name="內文" style:family="paragraph">
      <style:paragraph-properties fo:text-align="center" style:vertical-align="baseline" fo:margin-top="0.0694in" fo:margin-bottom="0.0694in" fo:line-height="150%"/>
      <style:text-properties style:font-name-asian="標楷體" fo:font-weight="bold" style:font-weight-asian="bold" fo:font-size="14pt" style:font-size-asian="14pt" style:font-size-complex="14pt" style:language-asian="zh" style:country-asian="TW" fo:hyphenate="false"/>
    </style:style>
    <style:style style:name="P158" style:parent-style-name="內文" style:family="paragraph">
      <style:paragraph-properties fo:text-align="center" style:vertical-align="baseline" fo:margin-top="0.0694in" fo:margin-bottom="0.0694in" fo:line-height="150%"/>
      <style:text-properties fo:hyphenate="false"/>
    </style:style>
    <style:style style:name="T159" style:parent-style-name="預設段落字型" style:family="text">
      <style:text-properties style:font-name-asian="標楷體" fo:font-weight="bold" style:font-weight-asian="bold" fo:font-size="14pt" style:font-size-asian="14pt" style:font-size-complex="14pt" style:language-asian="zh" style:country-asian="TW"/>
    </style:style>
    <style:style style:name="P160" style:parent-style-name="內文" style:family="paragraph">
      <style:paragraph-properties fo:text-align="center"/>
    </style:style>
    <style:style style:name="P161" style:parent-style-name="內文" style:family="paragraph">
      <style:paragraph-properties fo:text-align="center"/>
    </style:style>
    <style:style style:name="P162" style:parent-style-name="內文" style:family="paragraph">
      <style:paragraph-properties fo:text-align="center"/>
    </style:style>
    <style:style style:name="P163" style:parent-style-name="內文" style:family="paragraph">
      <style:paragraph-properties fo:break-before="page" fo:text-align="center" style:vertical-align="baseline" fo:margin-top="0.0694in" fo:margin-bottom="0.0694in" fo:line-height="150%"/>
      <style:text-properties fo:hyphenate="false"/>
    </style:style>
    <style:style style:name="T164" style:parent-style-name="預設段落字型" style:family="text">
      <style:text-properties style:font-name-asian="標楷體" fo:font-size="14pt" style:font-size-asian="14pt" style:font-size-complex="14pt" style:language-asian="zh" style:country-asian="TW"/>
    </style:style>
    <style:style style:name="P165"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66" style:parent-style-name="預設段落字型" style:family="text">
      <style:text-properties style:font-name-asian="標楷體" style:language-asian="zh" style:country-asian="TW"/>
    </style:style>
    <style:style style:name="P167" style:parent-style-name="內文" style:family="paragraph">
      <style:paragraph-properties fo:text-align="center"/>
    </style:style>
    <style:style style:name="P168" style:parent-style-name="內文" style:family="paragraph">
      <style:paragraph-properties fo:text-align="center"/>
    </style:style>
    <style:style style:name="P169" style:parent-style-name="內文" style:family="paragraph">
      <style:paragraph-properties fo:text-align="center"/>
    </style:style>
    <style:style style:name="P170"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71" style:parent-style-name="預設段落字型" style:family="text">
      <style:text-properties style:font-name-asian="標楷體"/>
    </style:style>
    <style:style style:name="T172" style:parent-style-name="預設段落字型" style:family="text">
      <style:text-properties style:font-name-asian="標楷體" style:language-asian="zh" style:country-asian="TW"/>
    </style:style>
    <style:style style:name="T173" style:parent-style-name="預設段落字型" style:family="text">
      <style:text-properties style:font-name-asian="標楷體" style:language-asian="zh" style:country-asian="TW"/>
    </style:style>
    <style:style style:name="T174" style:parent-style-name="預設段落字型" style:family="text">
      <style:text-properties style:font-name-asian="標楷體" style:language-asian="zh" style:country-asian="TW"/>
    </style:style>
    <style:style style:name="P175"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76" style:parent-style-name="預設段落字型" style:family="text">
      <style:text-properties style:font-name-asian="標楷體"/>
    </style:style>
    <style:style style:name="T177" style:parent-style-name="預設段落字型" style:family="text">
      <style:text-properties style:font-name-asian="標楷體" style:language-asian="zh" style:country-asian="TW"/>
    </style:style>
    <style:style style:name="T178" style:parent-style-name="預設段落字型" style:family="text">
      <style:text-properties style:font-name-asian="標楷體" style:language-asian="zh" style:country-asian="TW"/>
    </style:style>
    <style:style style:name="T179" style:parent-style-name="預設段落字型" style:family="text">
      <style:text-properties style:font-name-asian="標楷體" style:language-asian="zh" style:country-asian="TW"/>
    </style:style>
    <style:style style:name="P180"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81" style:parent-style-name="預設段落字型" style:family="text">
      <style:text-properties style:font-name-asian="標楷體"/>
    </style:style>
    <style:style style:name="T182" style:parent-style-name="預設段落字型" style:family="text">
      <style:text-properties style:font-name-asian="標楷體" style:language-asian="zh" style:country-asian="TW"/>
    </style:style>
    <style:style style:name="T183" style:parent-style-name="預設段落字型" style:family="text">
      <style:text-properties style:font-name-asian="標楷體" style:language-asian="zh" style:country-asian="TW"/>
    </style:style>
    <style:style style:name="T184" style:parent-style-name="預設段落字型" style:family="text">
      <style:text-properties style:font-name-asian="標楷體" style:language-asian="zh" style:country-asian="TW"/>
    </style:style>
    <style:style style:name="P185"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86" style:parent-style-name="預設段落字型" style:family="text">
      <style:text-properties style:font-name-asian="標楷體"/>
    </style:style>
    <style:style style:name="T187" style:parent-style-name="預設段落字型" style:family="text">
      <style:text-properties style:font-name-asian="標楷體" style:language-asian="zh" style:country-asian="TW"/>
    </style:style>
    <style:style style:name="T188" style:parent-style-name="預設段落字型" style:family="text">
      <style:text-properties style:font-name-asian="標楷體" style:language-asian="zh" style:country-asian="TW"/>
    </style:style>
    <style:style style:name="T189" style:parent-style-name="預設段落字型" style:family="text">
      <style:text-properties style:font-name-asian="標楷體" style:language-asian="zh" style:country-asian="TW"/>
    </style:style>
    <style:style style:name="T190" style:parent-style-name="預設段落字型" style:family="text">
      <style:text-properties style:font-name-asian="標楷體" style:language-asian="zh" style:country-asian="TW"/>
    </style:style>
    <style:style style:name="T191" style:parent-style-name="預設段落字型" style:family="text">
      <style:text-properties style:font-name-asian="標楷體" style:language-asian="zh" style:country-asian="TW"/>
    </style:style>
    <style:style style:name="T192" style:parent-style-name="預設段落字型" style:family="text">
      <style:text-properties style:font-name-asian="標楷體" style:language-asian="zh" style:country-asian="TW"/>
    </style:style>
    <style:style style:name="T193" style:parent-style-name="預設段落字型" style:family="text">
      <style:text-properties style:font-name-asian="標楷體" style:language-asian="zh" style:country-asian="TW"/>
    </style:style>
    <style:style style:name="P194" style:parent-style-name="圖表目錄" style:family="paragraph">
      <style:paragraph-properties fo:margin-left="0.5in" fo:margin-right="0.1666in" fo:text-indent="-0.3333in">
        <style:tab-stops>
          <style:tab-stop style:type="right" style:leader-style="dotted" style:leader-text="." style:position="5.7611in"/>
        </style:tab-stops>
      </style:paragraph-properties>
    </style:style>
    <style:style style:name="T195" style:parent-style-name="預設段落字型" style:family="text">
      <style:text-properties style:font-name-asian="標楷體"/>
    </style:style>
    <style:style style:name="T196" style:parent-style-name="預設段落字型" style:family="text">
      <style:text-properties style:font-name-asian="標楷體" style:language-asian="zh" style:country-asian="TW"/>
    </style:style>
    <style:style style:name="T197" style:parent-style-name="預設段落字型" style:family="text">
      <style:text-properties style:font-name-asian="標楷體" style:language-asian="zh" style:country-asian="TW"/>
    </style:style>
    <style:style style:name="T198" style:parent-style-name="預設段落字型" style:family="text">
      <style:text-properties style:font-name-asian="標楷體" style:language-asian="zh" style:country-asian="TW"/>
    </style:style>
    <style:style style:name="T199" style:parent-style-name="預設段落字型" style:family="text">
      <style:text-properties style:font-name-asian="標楷體" fo:font-style="italic" style:font-style-asian="italic" style:language-asian="zh" style:country-asian="TW"/>
    </style:style>
    <style:style style:name="T200" style:parent-style-name="預設段落字型" style:family="text">
      <style:text-properties style:font-name-asian="標楷體" style:language-asian="zh" style:country-asian="TW"/>
    </style:style>
    <style:style style:name="P201" style:parent-style-name="內文" style:family="paragraph">
      <style:paragraph-properties style:vertical-align="baseline" fo:margin-top="0.0694in" fo:margin-bottom="0.0694in" fo:line-height="150%"/>
      <style:text-properties fo:hyphenate="false"/>
    </style:style>
    <style:style style:name="T202" style:parent-style-name="預設段落字型" style:family="text">
      <style:text-properties style:font-name-asian="標楷體" style:language-asian="zh" style:country-asian="TW"/>
    </style:style>
    <style:style style:name="P203" style:parent-style-name="內文" style:family="paragraph">
      <style:paragraph-properties fo:text-align="center"/>
    </style:style>
    <style:style style:name="P204" style:parent-style-name="內文" style:family="paragraph">
      <style:paragraph-properties fo:text-align="center"/>
    </style:style>
    <style:style style:name="P205" style:parent-style-name="內文" style:family="paragraph">
      <style:paragraph-properties fo:text-align="center"/>
    </style:style>
    <style:style style:name="T206" style:parent-style-name="預設段落字型" style:family="text">
      <style:text-properties style:font-name-asian="標楷體" style:language-asian="zh" style:country-asian="TW"/>
    </style:style>
    <style:style style:name="P207" style:parent-style-name="內文" style:family="paragraph">
      <style:paragraph-properties fo:text-align="center"/>
    </style:style>
    <style:style style:name="P208" style:parent-style-name="內文" style:family="paragraph">
      <style:paragraph-properties fo:text-align="center"/>
    </style:style>
    <style:style style:name="T209" style:parent-style-name="預設段落字型" style:family="text">
      <style:text-properties fo:font-weight="bold" style:font-weight-asian="bold"/>
    </style:style>
    <style:style style:name="T210" style:parent-style-name="預設段落字型" style:family="text">
      <style:text-properties fo:font-weight="bold" style:font-weight-asian="bold"/>
    </style:style>
    <style:style style:name="P211" style:parent-style-name="內文" style:family="paragraph">
      <style:paragraph-properties fo:text-align="center"/>
    </style:style>
    <style:style style:name="T212" style:parent-style-name="預設段落字型" style:family="text">
      <style:text-properties style:font-name-asian="標楷體" style:language-asian="zh" style:country-asian="TW"/>
    </style:style>
    <style:style style:name="P213" style:parent-style-name="內文" style:family="paragraph">
      <style:paragraph-properties fo:text-align="center"/>
    </style:style>
    <style:style style:name="P214" style:parent-style-name="內文" style:family="paragraph">
      <style:paragraph-properties fo:text-align="center"/>
    </style:style>
    <style:style style:name="T215" style:parent-style-name="預設段落字型" style:family="text">
      <style:text-properties fo:font-weight="bold" style:font-weight-asian="bold"/>
    </style:style>
    <style:style style:name="T216" style:parent-style-name="預設段落字型" style:family="text">
      <style:text-properties fo:font-weight="bold" style:font-weight-asian="bold"/>
    </style:style>
    <style:style style:name="P217" style:parent-style-name="內文" style:family="paragraph">
      <style:paragraph-properties fo:text-align="center"/>
    </style:style>
    <style:style style:name="P218" style:parent-style-name="標題1" style:master-page-name="MP1" style:family="paragraph">
      <style:paragraph-properties fo:break-before="page" fo:margin-top="0.0694in" fo:margin-bottom="0.0694in" fo:line-height="150%" style:page-number="1"/>
    </style:style>
    <style:style style:name="T221" style:parent-style-name="預設段落字型" style:family="text">
      <style:text-properties style:font-name="Times New Roman" style:font-name-asian="標楷體"/>
    </style:style>
    <style:style style:name="P222" style:parent-style-name="內文" style:family="paragraph">
      <style:paragraph-properties fo:text-align="center"/>
    </style:style>
    <style:style style:name="P223" style:parent-style-name="內文" style:family="paragraph">
      <style:paragraph-properties fo:text-align="center"/>
    </style:style>
    <style:style style:name="P224" style:parent-style-name="內文" style:family="paragraph">
      <style:paragraph-properties fo:text-align="center"/>
    </style:style>
    <style:style style:name="T225" style:parent-style-name="預設段落字型" style:family="text">
      <style:text-properties style:font-name="Times New Roman" style:font-name-asian="標楷體"/>
    </style:style>
    <style:style style:name="T226" style:parent-style-name="預設段落字型" style:family="text">
      <style:text-properties style:font-name="Times New Roman" style:font-name-asian="標楷體"/>
    </style:style>
    <style:style style:name="T227" style:parent-style-name="預設段落字型" style:family="text">
      <style:text-properties style:font-name="Times New Roman" style:font-name-asian="標楷體"/>
    </style:style>
    <style:style style:name="T228" style:parent-style-name="預設段落字型" style:family="text">
      <style:text-properties style:font-name="Times New Roman" style:font-name-asian="標楷體"/>
    </style:style>
    <style:style style:name="T229" style:parent-style-name="預設段落字型" style:family="text">
      <style:text-properties style:font-name="Times New Roman" style:font-name-asian="標楷體"/>
    </style:style>
    <style:style style:name="T230" style:parent-style-name="預設段落字型" style:family="text">
      <style:text-properties style:font-name="Times New Roman" style:font-name-asian="標楷體"/>
    </style:style>
    <style:style style:name="P231" style:parent-style-name="內文" style:family="paragraph">
      <style:paragraph-properties fo:text-align="justify" fo:margin-top="0.0694in" fo:margin-bottom="0.0694in" fo:line-height="150%" fo:text-indent="0.3333in"/>
    </style:style>
    <style:style style:name="T232" style:parent-style-name="預設段落字型" style:family="text">
      <style:text-properties style:font-name-asian="標楷體" style:language-asian="zh" style:country-asian="TW"/>
    </style:style>
    <style:style style:name="P233" style:parent-style-name="內文" style:family="paragraph">
      <style:paragraph-properties fo:text-align="center"/>
    </style:style>
    <style:style style:name="P234" style:parent-style-name="內文" style:family="paragraph">
      <style:paragraph-properties fo:text-align="center"/>
    </style:style>
    <style:style style:name="T235" style:parent-style-name="預設段落字型" style:family="text">
      <style:text-properties fo:font-weight="bold" style:font-weight-asian="bold"/>
    </style:style>
    <style:style style:name="T236" style:parent-style-name="預設段落字型" style:family="text">
      <style:text-properties fo:font-weight="bold" style:font-weight-asian="bold"/>
    </style:style>
    <style:style style:name="P237" style:parent-style-name="內文" style:family="paragraph">
      <style:paragraph-properties fo:text-align="center"/>
    </style:style>
    <style:style style:name="T238" style:parent-style-name="預設段落字型" style:family="text">
      <style:text-properties style:font-name-asian="標楷體" style:language-asian="zh" style:country-asian="TW"/>
    </style:style>
    <style:style style:name="P239" style:parent-style-name="內文" style:family="paragraph">
      <style:paragraph-properties fo:text-align="center"/>
    </style:style>
    <style:style style:name="P240" style:parent-style-name="內文" style:family="paragraph">
      <style:paragraph-properties fo:text-align="center"/>
    </style:style>
    <style:style style:name="T241" style:parent-style-name="預設段落字型" style:family="text">
      <style:text-properties fo:font-weight="bold" style:font-weight-asian="bold"/>
    </style:style>
    <style:style style:name="T242" style:parent-style-name="預設段落字型" style:family="text">
      <style:text-properties fo:font-weight="bold" style:font-weight-asian="bold"/>
    </style:style>
    <style:style style:name="P243" style:parent-style-name="內文" style:family="paragraph">
      <style:paragraph-properties fo:text-align="center"/>
    </style:style>
    <style:style style:name="T244" style:parent-style-name="預設段落字型" style:family="text">
      <style:text-properties style:font-name-asian="標楷體"/>
    </style:style>
    <style:style style:name="T245" style:parent-style-name="預設段落字型" style:family="text">
      <style:text-properties style:font-name-asian="標楷體"/>
    </style:style>
    <style:style style:name="T246" style:parent-style-name="預設段落字型" style:family="text">
      <style:text-properties style:font-name-asian="標楷體" style:language-asian="zh" style:country-asian="TW"/>
    </style:style>
    <style:style style:name="T247" style:parent-style-name="預設段落字型" style:family="text">
      <style:text-properties style:font-name-asian="標楷體"/>
    </style:style>
    <style:style style:name="T248" style:parent-style-name="預設段落字型" style:family="text">
      <style:text-properties style:font-name-asian="標楷體"/>
    </style:style>
    <style:style style:name="T249" style:parent-style-name="預設段落字型" style:family="text">
      <style:text-properties style:font-name-asian="標楷體" style:language-asian="zh" style:country-asian="TW"/>
    </style:style>
    <style:style style:name="T250" style:parent-style-name="預設段落字型" style:family="text">
      <style:text-properties style:font-name-asian="標楷體"/>
    </style:style>
    <style:style style:name="T251" style:parent-style-name="預設段落字型" style:family="text">
      <style:text-properties style:font-name-asian="標楷體"/>
    </style:style>
    <style:style style:name="T252" style:parent-style-name="預設段落字型" style:family="text">
      <style:text-properties style:font-name-asian="標楷體"/>
    </style:style>
    <style:style style:name="T253" style:parent-style-name="預設段落字型" style:family="text">
      <style:text-properties style:font-name-asian="標楷體"/>
    </style:style>
    <style:style style:name="T254" style:parent-style-name="預設段落字型" style:family="text">
      <style:text-properties style:font-name-asian="標楷體"/>
    </style:style>
    <style:style style:name="T255" style:parent-style-name="預設段落字型" style:family="text">
      <style:text-properties style:font-name-asian="標楷體"/>
    </style:style>
    <style:style style:name="T256" style:parent-style-name="預設段落字型" style:family="text">
      <style:text-properties style:font-name-asian="標楷體"/>
    </style:style>
    <style:style style:name="T257" style:parent-style-name="預設段落字型" style:family="text">
      <style:text-properties style:font-name-asian="標楷體"/>
    </style:style>
    <style:style style:name="T258" style:parent-style-name="預設段落字型" style:family="text">
      <style:text-properties style:font-name-asian="標楷體"/>
    </style:style>
    <style:style style:name="T259" style:parent-style-name="預設段落字型" style:family="text">
      <style:text-properties style:font-name-asian="標楷體"/>
    </style:style>
    <style:style style:name="T260" style:parent-style-name="預設段落字型" style:family="text">
      <style:text-properties style:font-name-asian="標楷體"/>
    </style:style>
    <style:style style:name="T261" style:parent-style-name="預設段落字型" style:family="text">
      <style:text-properties style:font-name-asian="標楷體" style:language-asian="zh" style:country-asian="TW"/>
    </style:style>
    <style:style style:name="T262" style:parent-style-name="預設段落字型" style:family="text">
      <style:text-properties style:font-name-asian="標楷體"/>
    </style:style>
    <style:style style:name="P263" style:parent-style-name="內文" style:family="paragraph">
      <style:paragraph-properties fo:text-align="justify" fo:margin-top="0.0694in" fo:margin-bottom="0.0694in" fo:line-height="150%"/>
    </style:style>
    <style:style style:name="T264" style:parent-style-name="預設段落字型" style:family="text">
      <style:text-properties style:font-name-asian="標楷體" fo:font-weight="bold" style:font-weight-asian="bold"/>
    </style:style>
    <style:style style:name="T265" style:parent-style-name="預設段落字型" style:family="text">
      <style:text-properties style:font-name-asian="標楷體"/>
    </style:style>
    <style:style style:name="T266" style:parent-style-name="預設段落字型" style:family="text">
      <style:text-properties style:font-name-asian="標楷體"/>
    </style:style>
    <style:style style:name="T267" style:parent-style-name="預設段落字型" style:family="text">
      <style:text-properties style:font-name-asian="標楷體"/>
    </style:style>
    <style:style style:name="T268" style:parent-style-name="預設段落字型" style:family="text">
      <style:text-properties style:font-name-asian="標楷體"/>
    </style:style>
    <style:style style:name="T269" style:parent-style-name="預設段落字型" style:family="text">
      <style:text-properties style:font-name-asian="標楷體"/>
    </style:style>
    <style:style style:name="T270" style:parent-style-name="預設段落字型" style:family="text">
      <style:text-properties style:font-name-asian="標楷體"/>
    </style:style>
    <style:style style:name="T271" style:parent-style-name="預設段落字型" style:family="text">
      <style:text-properties style:font-name-asian="標楷體"/>
    </style:style>
    <style:style style:name="T272" style:parent-style-name="預設段落字型" style:family="text">
      <style:text-properties style:font-name-asian="標楷體"/>
    </style:style>
    <style:style style:name="T273" style:parent-style-name="預設段落字型" style:family="text">
      <style:text-properties style:font-name-asian="標楷體"/>
    </style:style>
    <style:style style:name="T274" style:parent-style-name="預設段落字型" style:family="text">
      <style:text-properties style:font-name-asian="標楷體"/>
    </style:style>
    <style:style style:name="T275" style:parent-style-name="預設段落字型" style:family="text">
      <style:text-properties style:font-name-asian="標楷體"/>
    </style:style>
    <style:style style:name="T276" style:parent-style-name="預設段落字型" style:family="text">
      <style:text-properties style:font-name-asian="標楷體"/>
    </style:style>
    <style:style style:name="T277" style:parent-style-name="預設段落字型" style:family="text">
      <style:text-properties style:font-name-asian="標楷體"/>
    </style:style>
    <style:style style:name="T278" style:parent-style-name="預設段落字型" style:family="text">
      <style:text-properties style:font-name-asian="標楷體"/>
    </style:style>
    <style:style style:name="T279" style:parent-style-name="預設段落字型" style:family="text">
      <style:text-properties style:font-name-asian="標楷體"/>
    </style:style>
    <style:style style:name="T280" style:parent-style-name="預設段落字型" style:family="text">
      <style:text-properties style:font-name-asian="標楷體"/>
    </style:style>
    <style:style style:name="T281" style:parent-style-name="預設段落字型" style:family="text">
      <style:text-properties style:font-name-asian="標楷體"/>
    </style:style>
    <style:style style:name="T282" style:parent-style-name="預設段落字型" style:family="text">
      <style:text-properties style:font-name-asian="標楷體"/>
    </style:style>
    <style:style style:name="T283" style:parent-style-name="預設段落字型" style:family="text">
      <style:text-properties style:font-name-asian="標楷體"/>
    </style:style>
    <style:style style:name="T284" style:parent-style-name="預設段落字型" style:family="text">
      <style:text-properties style:font-name-asian="標楷體"/>
    </style:style>
    <style:style style:name="T285" style:parent-style-name="預設段落字型" style:family="text">
      <style:text-properties style:font-name-asian="標楷體"/>
    </style:style>
    <style:style style:name="T286" style:parent-style-name="預設段落字型" style:family="text">
      <style:text-properties style:font-name-asian="標楷體"/>
    </style:style>
    <style:style style:name="T287" style:parent-style-name="預設段落字型" style:family="text">
      <style:text-properties style:font-name-asian="標楷體"/>
    </style:style>
    <style:style style:name="P288" style:parent-style-name="內文" style:family="paragraph">
      <style:paragraph-properties fo:margin-top="0.0694in" fo:margin-bottom="0.0694in" fo:line-height="150%"/>
    </style:style>
    <style:style style:name="T289" style:parent-style-name="預設段落字型" style:family="text">
      <style:text-properties style:font-name-asian="標楷體" style:language-asian="zh" style:country-asian="TW"/>
    </style:style>
    <style:style style:name="P290" style:parent-style-name="內文" style:family="paragraph">
      <style:paragraph-properties fo:text-align="center"/>
    </style:style>
    <style:style style:name="P291" style:parent-style-name="內文" style:family="paragraph">
      <style:paragraph-properties fo:text-align="center"/>
    </style:style>
    <style:style style:name="P292" style:parent-style-name="內文" style:family="paragraph">
      <style:paragraph-properties fo:text-align="center"/>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Toc131542559"/><text:bookmark-start text:name="_Toc131546874"/><text:bookmark-start text:name="_Toc141511208"/><text:span text:style-name="T4"><draw:frame draw:z-index="251660288" draw:id="id0" draw:style-name="a1" draw:name="Text Box 440" text:anchor-type="paragraph" svg:x="2.625in" svg:y="-0.875in" svg:width="1in" svg:height="0.80556in" style:rel-width="scale" style:rel-height="scale"><draw:text-box><text:p text:style-name="P5">↑</text:p><text:p text:style-name="P6">2.54公分</text:p><text:p text:style-name="P7">↓</text:p></draw:text-box><svg:title/><svg:desc/></draw:frame></text:span><text:span text:style-name="T8">目錄</text:span><text:bookmark-end text:name="_Toc141511208"/></text:p>
      <text:table-of-content text:name="_TOC0">
        <text:table-of-content-source text:outline-level="3" text:use-outline-level="true" text:use-index-marks="false" text:use-index-source-styles="false" text:index-scope="document">
          <text:table-of-content-entry-template text:outline-level="1" text:style-name="目錄1">
            <text:index-entry-link-start/>
            <text:index-entry-text/>
            <text:index-entry-tab-stop style:leader-char="." style:type="right"/>
            <text:index-entry-page-number/>
            <text:index-entry-link-end/>
          </text:table-of-content-entry-template>
          <text:table-of-content-entry-template text:outline-level="2" text:style-name="目錄20">
            <text:index-entry-link-start/>
            <text:index-entry-text/>
            <text:index-entry-tab-stop style:leader-char="." style:type="right"/>
            <text:index-entry-page-number/>
            <text:index-entry-link-end/>
          </text:table-of-content-entry-template>
          <text:table-of-content-entry-template text:outline-level="3" text:style-name="內文">
            <text:index-entry-link-start/>
            <text:index-entry-text/>
            <text:index-entry-tab-stop style:leader-char="." style:type="right"/>
            <text:index-entry-page-number/>
            <text:index-entry-link-end/>
          </text:table-of-content-entry-template>
        </text:table-of-content-source>
        <text:index-body>
          <text:p text:style-name="P9"><text:a xlink:href="#_Toc141511205" office:target-frame-name="_top" xlink:show="replace"><text:span text:style-name="T10">中文</text:span><text:span text:style-name="T11">摘要</text:span><text:tab/>I</text:a></text:p>
          <text:p text:style-name="P12"><text:a xlink:href="#_Toc141511206" office:target-frame-name="_top" xlink:show="replace"><text:span text:style-name="T13">英文</text:span><text:span text:style-name="T14">摘要</text:span><text:tab/>II</text:a></text:p>
          <text:p text:style-name="P15"><text:a xlink:href="#_Toc141511207" office:target-frame-name="_top" xlink:show="replace"><text:span text:style-name="T16">誌謝</text:span><text:tab/>III</text:a></text:p>
          <text:p text:style-name="P17"><text:a xlink:href="#_Toc141511208" office:target-frame-name="_top" xlink:show="replace"><text:span text:style-name="T18">目錄</text:span><text:tab/>IV</text:a></text:p>
          <text:p text:style-name="P19"><text:a xlink:href="#_Toc141511209" office:target-frame-name="_top" xlink:show="replace"><text:span text:style-name="T20">圖目錄</text:span><text:tab/>V</text:a></text:p>
          <text:p text:style-name="P21"><text:a xlink:href="#_Toc141511210" office:target-frame-name="_top" xlink:show="replace"><text:span text:style-name="T22">表目錄</text:span><text:tab/>VI</text:a></text:p>
          <text:p text:style-name="P23"><text:a xlink:href="#_Toc141511211" office:target-frame-name="_top" xlink:show="replace"><text:span text:style-name="T24">第一章　緒論</text:span><text:tab/>1</text:a></text:p>
          <text:p text:style-name="P25"><text:a xlink:href="#_Toc141511212" office:target-frame-name="_top" xlink:show="replace"><text:span text:style-name="T26">第一節　研究背景與動機</text:span><text:tab/>1</text:a></text:p>
          <text:p text:style-name="P27"><text:a xlink:href="#_Toc141511213" office:target-frame-name="_top" xlink:show="replace"><text:span text:style-name="T28">第二節　論文架構</text:span><text:tab/>2</text:a></text:p>
          <text:p text:style-name="P29"><text:a xlink:href="#_Toc141511214" office:target-frame-name="_top" xlink:show="replace"><text:span text:style-name="T30">第二章　相關文獻探討</text:span><text:tab/>3</text:a></text:p>
          <text:p text:style-name="P31"><text:a xlink:href="#_Toc141511215" office:target-frame-name="_top" xlink:show="replace"><text:span text:style-name="T32">第一節　參考鄰近像素的資訊隱藏方法</text:span><text:tab/>3</text:a></text:p>
          <text:p text:style-name="P33"><text:a xlink:href="#_Toc141511216" office:target-frame-name="_top" xlink:show="replace"><text:span text:style-name="T34">第二節　人類視覺模組</text:span><text:tab/>9</text:a></text:p>
          <text:p text:style-name="P35"><text:a xlink:href="#_Toc141511217" office:target-frame-name="_top" xlink:show="replace"><text:span text:style-name="T36">第三章　改進參考鄰近像素的資訊隱藏方法</text:span><text:tab/>13</text:a></text:p>
          <text:p text:style-name="P37"><text:span text:style-name="T38"><draw:frame draw:z-index="251665408" draw:id="id1" draw:style-name="a2" draw:name="Text Box 445" text:anchor-type="paragraph" svg:x="-0.875in" svg:y="0.18056in" svg:width="0.75in" svg:height="1.04167in" style:rel-width="scale" style:rel-height="scale"><draw:text-box><text:p text:style-name="P39">2.54</text:p><text:p text:style-name="P40"><text:span text:style-name="T41">←</text:span>公<text:span text:style-name="T42">→</text:span></text:p><text:p text:style-name="P43">分</text:p><text:p text:style-name="內文"/></draw:text-box><svg:title/><svg:desc/></draw:frame></text:span><text:span text:style-name="T44"><draw:frame draw:z-index="251664384" draw:id="id2" draw:style-name="a3" draw:name="Text Box 444" text:anchor-type="paragraph" svg:x="6.375in" svg:y="0.18056in" svg:width="0.75in" svg:height="1.04167in" style:rel-width="scale" style:rel-height="scale"><draw:text-box><text:p text:style-name="內文"><text:span text:style-name="T45"><draw:frame draw:style-name="a4" draw:name="圖片 1" text:anchor-type="as-char" svg:x="0in" svg:y="0in" svg:width="0.55in" svg:height="0.76667in" style:rel-width="scale" style:rel-height="scale"><draw:image xlink:href="media/image1.emf" xlink:type="simple" xlink:show="embed" xlink:actuate="onLoad"/><svg:title/><svg:desc/></draw:frame></text:span></text:p></draw:text-box><svg:title/><svg:desc/></draw:frame></text:span><text:a xlink:href="#_Toc141511218" office:target-frame-name="_top" xlink:show="replace"><text:span text:style-name="T46">第一節　解決超出範圍的問題</text:span><text:tab/>13</text:a></text:p>
          <text:p text:style-name="P47"><text:a xlink:href="#_Toc141511219" office:target-frame-name="_top" xlink:show="replace"><text:span text:style-name="T48">第二節　提升影像品質及可藏入的資訊量</text:span><text:tab/>19</text:a></text:p>
          <text:p text:style-name="P49"><text:a xlink:href="#_Toc141511220" office:target-frame-name="_top" xlink:show="replace"><text:span text:style-name="T50">第三節　實驗結果</text:span><text:tab/>23</text:a></text:p>
          <text:p text:style-name="P51"><text:a xlink:href="#_Toc141511221" office:target-frame-name="_top" xlink:show="replace"><text:span text:style-name="T52">第四節　結果分析</text:span><text:tab/>30</text:a></text:p>
          <text:p text:style-name="P53"><text:a xlink:href="#_Toc141511230" office:target-frame-name="_top" xlink:show="replace"><text:span text:style-name="T54">參考文獻</text:span><text:tab/>50</text:a></text:p>
        </text:index-body>
      </text:table-of-content>
      <text:p text:style-name="P55"/>
      <text:p text:style-name="P56"><text:span text:style-name="T57"><draw:frame draw:z-index="251661312" draw:id="id3" draw:style-name="a5" draw:name="Text Box 441" text:anchor-type="paragraph" svg:x="2.75in" svg:y="0.16667in" svg:width="1in" svg:height="0.80556in" style:rel-width="scale" style:rel-height="scale"><draw:text-box><text:p text:style-name="P58">↑</text:p><text:p text:style-name="P59">2.54公分</text:p><text:p text:style-name="P60">↓</text:p></draw:text-box><svg:title/><svg:desc/></draw:frame></text:span></text:p>
      <text:p text:style-name="P61"><text:bookmark-start text:name="_Toc141511209"/><text:soft-page-break/><text:span text:style-name="T62">圖目錄</text:span><text:bookmark-end text:name="_Toc141511209"/></text:p>
      <text:p text:style-name="P63"><text:span text:style-name="T64"><draw:frame draw:z-index="251658240" draw:id="id4" draw:style-name="a6" draw:name="Text Box 438" text:anchor-type="paragraph" svg:x="2.625in" svg:y="-1.56944in" svg:width="1in" svg:height="0.80556in" style:rel-width="scale" style:rel-height="scale"><draw:text-box><text:p text:style-name="P65">↑</text:p><text:p text:style-name="P66">2.54公分</text:p><text:p text:style-name="P67">↓</text:p></draw:text-box><svg:title/><svg:desc/></draw:frame></text:span></text:p>
      <text:p text:style-name="P68"><text:a xlink:href="#_Toc141511231" office:target-frame-name="_top" xlink:show="replace"><text:span text:style-name="T69">圖</text:span><text:span text:style-name="T70">1</text:span><text:span text:style-name="T71">.<text:s/></text:span><text:span text:style-name="T72">藏入順序</text:span><text:span text:style-name="T73">(</text:span><text:span text:style-name="T74">參考鄰近兩個像素的資訊隱藏方法</text:span><text:span text:style-name="T75">)</text:span><text:tab/>3</text:a></text:p>
      <text:p text:style-name="P76"><text:a xlink:href="#_Toc141511232" office:target-frame-name="_top" xlink:show="replace"><text:span text:style-name="T77">圖</text:span><text:span text:style-name="T78">2</text:span><text:span text:style-name="T79">.<text:s/></text:span><text:span text:style-name="T80">可藏資訊位置及三種計算可藏量種類</text:span><text:span text:style-name="T81">(</text:span><text:span text:style-name="T82">參考鄰近三個像素的資訊隱藏方法</text:span><text:span text:style-name="T83">)</text:span><text:tab/>7</text:a></text:p>
      <text:p text:style-name="P84"><text:a xlink:href="#_Toc141511233" office:target-frame-name="_top" xlink:show="replace"><text:span text:style-name="T85">圖</text:span><text:span text:style-name="T86">3</text:span><text:span text:style-name="T87">.<text:s/></text:span><text:span text:style-name="T88">可藏資訊位置</text:span><text:span text:style-name="T89">(</text:span><text:span text:style-name="T90">參考鄰近四個像素的資訊隱藏方法</text:span><text:span text:style-name="T91">)</text:span><text:tab/>8</text:a></text:p>
      <text:p text:style-name="P92"><text:a xlink:href="#_Toc141511234" office:target-frame-name="_top" xlink:show="replace"><text:span text:style-name="T93">圖</text:span><text:span text:style-name="T94">4</text:span><text:span text:style-name="T95">.<text:s/></text:span><text:span text:style-name="T96">計算背景強度的權重運算子</text:span><text:span text:style-name="T97"><draw:frame draw:id="id5" draw:style-name="a7" draw:name="Object 1" text:anchor-type="as-char" svg:x="0in" svg:y="0in" svg:width="0.475in" svg:height="0.225in" style:rel-width="scale" style:rel-height="scale"><draw:image xlink:href="media/image2.wmf" xlink:type="simple" xlink:show="embed" xlink:actuate="onLoad"/><svg:title/><svg:desc/></draw:frame></text:span><text:tab/>10</text:a></text:p>
      <text:p text:style-name="P98"><text:a xlink:href="#_Toc141511235" office:target-frame-name="_top" xlink:show="replace"><text:span text:style-name="T99">圖</text:span><text:span text:style-name="T100">5</text:span><text:span text:style-name="T101">.<text:s/></text:span><text:span text:style-name="T102">計算四個方向的平均亮度運算子</text:span><text:tab/>11</text:a></text:p>
      <text:p text:style-name="P103"><text:a xlink:href="#_Toc141511236" office:target-frame-name="_top" xlink:show="replace"><text:span text:style-name="T104">圖</text:span><text:span text:style-name="T105">6</text:span><text:span text:style-name="T106">.<text:s/></text:span><text:span text:style-name="T107">改良方法的藏入流程圖</text:span><text:tab/>20</text:a></text:p>
      <text:p text:style-name="P108"><text:a xlink:href="#_Toc141511237" office:target-frame-name="_top" xlink:show="replace"><text:span text:style-name="T109">圖</text:span><text:span text:style-name="T110">7</text:span><text:span text:style-name="T111">.<text:s/></text:span><text:span text:style-name="T112">改良</text:span><text:span text:style-name="T113">方法的藏入流程圖</text:span><text:tab/>23</text:a></text:p>
      <text:p text:style-name="P114"><text:a xlink:href="#_Toc141511238" office:target-frame-name="_top" xlink:show="replace"><text:span text:style-name="T115">圖</text:span><text:span text:style-name="T116">8</text:span><text:span text:style-name="T117">.<text:s/></text:span><text:span text:style-name="T118">八張大小為</text:span><text:span text:style-name="T119">512×512</text:span><text:span text:style-name="T120">的承載影像</text:span><text:tab/>25</text:a></text:p>
      <text:p text:style-name="P121"><text:a xlink:href="#_Toc141511239" office:target-frame-name="_top" xlink:show="replace"><text:span text:style-name="T122">圖</text:span><text:span text:style-name="T123">9</text:span><text:span text:style-name="T124">.<text:s/></text:span><text:span text:style-name="T125">參考鄰近兩個像素的可藏量比較</text:span><text:tab/>27</text:a></text:p>
      <text:p text:style-name="P126"><text:a xlink:href="#_Toc141511240" office:target-frame-name="_top" xlink:show="replace"><text:span text:style-name="T127">圖</text:span><text:span text:style-name="T128">10</text:span><text:span text:style-name="T129">.<text:s/></text:span><text:span text:style-name="T130">參考鄰近兩個像素的影像品質比較</text:span><text:tab/>27</text:a></text:p>
      <text:p text:style-name="P131"><text:a xlink:href="#_Toc141511241" office:target-frame-name="_top" xlink:show="replace"><text:span text:style-name="T132">圖</text:span><text:span text:style-name="T133">11</text:span><text:span text:style-name="T134">.<text:s/></text:span><text:span text:style-name="T135">參考鄰近三個像素的可藏量比較</text:span><text:tab/>28</text:a></text:p>
      <text:p text:style-name="P136"><text:a xlink:href="#_Toc141511242" office:target-frame-name="_top" xlink:show="replace"><text:span text:style-name="T137">圖</text:span><text:span text:style-name="T138">12</text:span><text:span text:style-name="T139">.<text:s/></text:span><text:span text:style-name="T140">參考鄰近三個像素的影像品質比較</text:span><text:tab/>28</text:a></text:p>
      <text:p text:style-name="P141"><text:span text:style-name="T142"><draw:frame draw:z-index="251663360" draw:id="id6" draw:style-name="a8" draw:name="Text Box 443" text:anchor-type="paragraph" svg:x="6.375in" svg:y="0.18056in" svg:width="0.75in" svg:height="1.04167in" style:rel-width="scale" style:rel-height="scale"><draw:text-box><text:p text:style-name="內文"><text:span text:style-name="T143"><draw:frame draw:style-name="a9" draw:name="圖片 2" text:anchor-type="as-char" svg:x="0in" svg:y="0in" svg:width="0.55in" svg:height="0.76667in" style:rel-width="scale" style:rel-height="scale"><draw:image xlink:href="media/image1.emf" xlink:type="simple" xlink:show="embed" xlink:actuate="onLoad"/><svg:title/><svg:desc/></draw:frame></text:span></text:p></draw:text-box><svg:title/><svg:desc/></draw:frame></text:span><text:span text:style-name="T144"><draw:frame draw:z-index="251662336" draw:id="id7" draw:style-name="a10" draw:name="Text Box 442" text:anchor-type="paragraph" svg:x="-0.875in" svg:y="0.18056in" svg:width="0.75in" svg:height="1.04167in" style:rel-width="scale" style:rel-height="scale"><draw:text-box><text:p text:style-name="P145">2.54</text:p><text:p text:style-name="P146"><text:span text:style-name="T147">←</text:span>公<text:span text:style-name="T148">→</text:span></text:p><text:p text:style-name="P149">分</text:p><text:p text:style-name="內文"/></draw:text-box><svg:title/><svg:desc/></draw:frame></text:span></text:p>
      <text:p text:style-name="P150"/>
      <text:p text:style-name="P151"/>
      <text:p text:style-name="P152"/>
      <text:p text:style-name="P153"/>
      <text:p text:style-name="P154"/>
      <text:p text:style-name="P155"/>
      <text:p text:style-name="P156"/>
      <text:p text:style-name="P157"/>
      <text:p text:style-name="P158"><text:span text:style-name="T159"><draw:frame draw:z-index="251659264" draw:id="id8" draw:style-name="a11" draw:name="Text Box 439" text:anchor-type="paragraph" svg:x="2.5in" svg:y="0.91667in" svg:width="1in" svg:height="0.80556in" style:rel-width="scale" style:rel-height="scale"><draw:text-box><text:p text:style-name="P160">↑</text:p><text:p text:style-name="P161">2.54公分</text:p><text:p text:style-name="P162">↓</text:p></draw:text-box><svg:title/><svg:desc/></draw:frame></text:span></text:p>
      <text:p text:style-name="P163"><text:bookmark-start text:name="_Toc141511210"/><text:soft-page-break/><text:span text:style-name="T164">表目錄</text:span><text:bookmark-end text:name="_Toc141511210"/></text:p>
      <text:p text:style-name="P165"><text:span text:style-name="T166"><draw:frame draw:z-index="251652096" draw:id="id9" draw:style-name="a12" draw:name="Text Box 430" text:anchor-type="paragraph" svg:x="2.5in" svg:y="-1.56944in" svg:width="1in" svg:height="0.80556in" style:rel-width="scale" style:rel-height="scale"><draw:text-box><text:p text:style-name="P167">↑</text:p><text:p text:style-name="P168">2.54公分</text:p><text:p text:style-name="P169">↓</text:p></draw:text-box><svg:title/><svg:desc/></draw:frame></text:span></text:p>
      <text:p text:style-name="P170"><text:span text:style-name="T171">表</text:span><text:span text:style-name="T172">一</text:span><text:span text:style-name="T173">.<text:s/></text:span><text:span text:style-name="T174">參考鄰近兩個像素的實驗結果</text:span><text:tab/>25</text:p>
      <text:p text:style-name="P175"><text:span text:style-name="T176">表</text:span><text:span text:style-name="T177">二</text:span><text:span text:style-name="T178">.<text:s/></text:span><text:span text:style-name="T179">參考鄰近三個像素的實驗結果</text:span><text:tab/>26</text:p>
      <text:p text:style-name="P180"><text:span text:style-name="T181">表</text:span><text:span text:style-name="T182">三</text:span><text:span text:style-name="T183">.<text:s/></text:span><text:span text:style-name="T184">參考鄰近四個像素的實驗結果</text:span><text:tab/>26</text:p>
      <text:p text:style-name="P185"><text:span text:style-name="T186">表</text:span><text:span text:style-name="T187">四</text:span><text:span text:style-name="T188">.<text:s/></text:span><text:span text:style-name="T189">比較可藏量及影像品質</text:span><text:span text:style-name="T190">(PSNR</text:span><text:span text:style-name="T191">、</text:span><text:span text:style-name="T192">PSPNR)</text:span><text:span text:style-name="T193">的實驗結果</text:span><text:tab/>42</text:p>
      <text:p text:style-name="P194"><text:span text:style-name="T195">表</text:span><text:span text:style-name="T196">五</text:span><text:span text:style-name="T197">.<text:s/></text:span><text:span text:style-name="T198">比較在不同的增加差值</text:span><text:span text:style-name="T199">a</text:span><text:span text:style-name="T200">下的實驗結果</text:span><text:tab/>43</text:p>
      <text:p text:style-name="P201"><text:span text:style-name="T202"><draw:frame draw:z-index="251657216" draw:id="id10" draw:style-name="a13" draw:name="Text Box 437" text:anchor-type="paragraph" svg:x="2.5in" svg:y="5.68056in" svg:width="1in" svg:height="0.80556in" style:rel-width="scale" style:rel-height="scale"><draw:text-box><text:p text:style-name="P203">↑</text:p><text:p text:style-name="P204">2.54公分</text:p><text:p text:style-name="P205">↓</text:p></draw:text-box><svg:title/><svg:desc/></draw:frame></text:span><text:span text:style-name="T206"><draw:frame draw:z-index="251654144" draw:id="id11" draw:style-name="a14" draw:name="Text Box 434" text:anchor-type="paragraph" svg:x="6.375in" svg:y="1.05556in" svg:width="0.75in" svg:height="1.04167in" style:rel-width="scale" style:rel-height="scale"><draw:text-box><text:p text:style-name="P207">2.54</text:p><text:p text:style-name="P208"><text:span text:style-name="T209">←</text:span>公<text:span text:style-name="T210">→</text:span></text:p><text:p text:style-name="P211">分</text:p><text:p text:style-name="內文"/></draw:text-box><svg:title/><svg:desc/></draw:frame></text:span><text:span text:style-name="T212"><draw:frame draw:z-index="251653120" draw:id="id12" draw:style-name="a15" draw:name="Text Box 433" text:anchor-type="paragraph" svg:x="-0.625in" svg:y="1.18056in" svg:width="0.75in" svg:height="1.04167in" style:rel-width="scale" style:rel-height="scale"><draw:text-box><text:p text:style-name="P213">2.54</text:p><text:p text:style-name="P214"><text:span text:style-name="T215">←</text:span>公<text:span text:style-name="T216">→</text:span></text:p><text:p text:style-name="P217">分</text:p><text:p text:style-name="內文"/></draw:text-box><svg:title/><svg:desc/></draw:frame></text:span></text:p>
      <text:h text:style-name="P218" text:outline-level="1"><text:bookmark-start text:name="_Toc141511211"/><text:soft-page-break/><text:span text:style-name="T221"><draw:frame draw:z-index="251650048" draw:id="id13" draw:style-name="a16" draw:name="Text Box 426" text:anchor-type="paragraph" svg:x="2.65694in" svg:y="-0.88611in" svg:width="1in" svg:height="0.80556in" style:rel-width="scale" style:rel-height="scale"><draw:text-box><text:p text:style-name="P222">↑</text:p><text:p text:style-name="P223">2.54公分</text:p><text:p text:style-name="P224">↓</text:p></draw:text-box><svg:title/><svg:desc/></draw:frame></text:span><text:span text:style-name="T225">第一章</text:span><text:span text:style-name="T226">　</text:span><text:span text:style-name="T227">緒論</text:span><text:bookmark-end text:name="_Toc141511211"/></text:h>
      <text:h text:style-name="標題2" text:outline-level="2"><text:bookmark-start text:name="_Toc141511212"/><text:span text:style-name="T228">第一節</text:span><text:span text:style-name="T229">　</text:span><text:span text:style-name="T230">研究背景與動機</text:span><text:bookmark-end text:name="_Toc131542559"/><text:bookmark-end text:name="_Toc131546874"/><text:bookmark-end text:name="_Toc141511212"/></text:h>
      <text:p text:style-name="P231"><text:span text:style-name="T232"><draw:frame draw:z-index="251656192" draw:id="id14" draw:style-name="a17" draw:name="Text Box 436" text:anchor-type="paragraph" svg:x="6.375in" svg:y="2.36111in" svg:width="0.75in" svg:height="1.04167in" style:rel-width="scale" style:rel-height="scale"><draw:text-box><text:p text:style-name="P233">2.54</text:p><text:p text:style-name="P234"><text:span text:style-name="T235">←</text:span>公<text:span text:style-name="T236">→</text:span></text:p><text:p text:style-name="P237">分</text:p><text:p text:style-name="內文"/></draw:text-box><svg:title/><svg:desc/></draw:frame></text:span><text:span text:style-name="T238"><draw:frame draw:z-index="251655168" draw:id="id15" draw:style-name="a18" draw:name="Text Box 435" text:anchor-type="paragraph" svg:x="-0.875in" svg:y="2.36111in" svg:width="0.75in" svg:height="1.04167in" style:rel-width="scale" style:rel-height="scale"><draw:text-box><text:p text:style-name="P239">2.54</text:p><text:p text:style-name="P240"><text:span text:style-name="T241">←</text:span>公<text:span text:style-name="T242">→</text:span></text:p><text:p text:style-name="P243">分</text:p><text:p text:style-name="內文"/></draw:text-box><svg:title/><svg:desc/></draw:frame></text:span><text:span text:style-name="T244">隨著數位科技的突飛猛進及網路的迅速普及化，透過網路溝通傳送資料是暨方便又快速，但是在開放的網路上傳送機密資料若是不加以保護是十分容易被竊取及竄改的，因此網路安全是現在相當熱門的研究領域之一；利用密碼學對機密資料進行加密是最常見的方法之一，但是加密後的文件會使得資料看起來無意義，因此容易引起竊取者的注意，進而想要破解並取出機密的文件，即使無法破解也很有可能會破壞文件，使原本的接收端</text:span><text:span text:style-name="T245">無法順利收到加密後的機密資料或無法取出機密資訊，這個是</text:span><text:span text:style-name="T246">此</text:span><text:span text:style-name="T247">方法的先天致命傷。而另一種常見的保護方法是利用偽裝技術將重要的機密資料隱藏於其它資料之中</text:span><text:span text:style-name="T248"><text:bookmark-ref text:ref-name="_Ref139838310" text:reference-format="text">[2]</text:bookmark-ref></text:span><text:span text:style-name="T249"><text:bookmark-ref text:ref-name="_Ref139838315" text:reference-format="text">[28]</text:bookmark-ref></text:span><text:span text:style-name="T250"><text:s/></text:span><text:span text:style-name="T251">(</text:span><text:span text:style-name="T252">如：文字、影像、聲音、視訊、</text:span><text:span text:style-name="T253">…</text:span><text:span text:style-name="T254">等</text:span><text:span text:style-name="T255">)</text:span><text:span text:style-name="T256">。利用偽裝技術的優點，是使竊取者認為這只是一般資料而讓藏有機密資料的一般資料順利通過，這是這個方法的優點，也因為這個原因，這方面研究的重點工作就在於如何讓機密資訊藏入被藏入的原始資料之後，對該原始資料的破壞最少</text:span><text:span text:style-name="T257">(</text:span><text:span text:style-name="T258">也就是跟原始資料相似度最高</text:span><text:span text:style-name="T259">)</text:span><text:span text:style-name="T260">，當然另一個要求重點是如何提升藏入的資訊量。本論文的主要目的</text:span><text:span text:style-name="T261">研究如何提升可藏入的資訊量，及減少在藏入資訊後</text:span><text:span text:style-name="T262">對承載影像的破壞。</text:span></text:p>
      <text:p text:style-name="P263"><text:span text:style-name="T264">　　</text:span><text:span text:style-name="T265">利用靜態影像來執行資訊隱藏的方法可概分為兩大類，一種是將資訊藏入影像頻率域表示法的數值之中</text:span><text:span text:style-name="T266"><text:bookmark-ref text:ref-name="_Ref139838819" text:reference-format="text">[1]</text:bookmark-ref></text:span><text:span text:style-name="T267"><text:bookmark-ref text:ref-name="_Ref139838825" text:reference-format="text">[15]</text:bookmark-ref></text:span><text:span text:style-name="T268"><text:bookmark-ref text:ref-name="_Ref139838829" text:reference-format="text">[22]</text:bookmark-ref></text:span><text:span text:style-name="T269"><text:bookmark-ref text:ref-name="_Ref139838831" text:reference-format="text">[24]</text:bookmark-ref></text:span><text:span text:style-name="T270"><text:bookmark-ref text:ref-name="_Ref139838835" text:reference-format="text">[25]</text:bookmark-ref></text:span><text:span text:style-name="T271"><text:bookmark-ref text:ref-name="_Ref139838839" text:reference-format="text">[26]</text:bookmark-ref></text:span><text:span text:style-name="T272"><text:bookmark-ref text:ref-name="_Ref139838843" text:reference-format="text">[27]</text:bookmark-ref></text:span><text:span text:style-name="T273"><text:bookmark-ref text:ref-name="_Ref139838845" text:reference-format="text">[29]</text:bookmark-ref></text:span><text:span text:style-name="T274"><text:bookmark-ref text:ref-name="_Ref139838855" text:reference-format="text">[30]</text:bookmark-ref></text:span><text:span text:style-name="T275"><text:bookmark-ref text:ref-name="_Ref139838858" text:reference-format="text">[34]</text:bookmark-ref></text:span><text:span text:style-name="T276">，另一種是將資訊藏入影像空間域表示法的數值之中</text:span><text:span text:style-name="T277"><text:bookmark-ref text:ref-name="_Ref139838925" text:reference-format="text">[5]</text:bookmark-ref></text:span><text:span text:style-name="T278"><text:bookmark-ref text:ref-name="_Ref139838929" text:reference-format="text">[8]</text:bookmark-ref></text:span><text:span text:style-name="T279"><text:bookmark-ref text:ref-name="_Ref139838937" text:reference-format="text">[12]</text:bookmark-ref></text:span><text:span text:style-name="T280"><text:bookmark-ref text:ref-name="_Ref139838938" text:reference-format="text">[14]</text:bookmark-ref></text:span><text:span text:style-name="T281"><text:bookmark-ref text:ref-name="_Ref139838943" text:reference-format="text">[16]</text:bookmark-ref></text:span><text:span text:style-name="T282"><text:bookmark-ref text:ref-name="_Ref139838949" text:reference-format="text">[17]</text:bookmark-ref></text:span><text:span text:style-name="T283"><text:bookmark-ref text:ref-name="_Ref139838951" text:reference-format="text">[18]</text:bookmark-ref></text:span><text:span text:style-name="T284"><text:bookmark-ref text:ref-name="_Ref139838956" text:reference-format="text">[20]</text:bookmark-ref></text:span><text:span text:style-name="T285"><text:bookmark-ref text:ref-name="_Ref139838961" text:reference-format="text">[32]</text:bookmark-ref></text:span><text:span text:style-name="T286"><text:bookmark-ref text:ref-name="_Ref139838964" text:reference-format="text">[38]</text:bookmark-ref></text:span><text:span text:style-name="T287">，這兩大類資訊隱藏方法各有其利弊得失，本論文以將資訊藏入影像空間域表示法中的研究為主。</text:span></text:p>
      <text:p text:style-name="P288"><text:span text:style-name="T289"><draw:frame draw:z-index="251651072" draw:id="id16" draw:style-name="a19" draw:name="Text Box 429" text:anchor-type="paragraph" svg:x="2.5in" svg:y="1.47222in" svg:width="1in" svg:height="0.80556in" style:rel-width="scale" style:rel-height="scale"><draw:text-box><text:p text:style-name="P290">↑</text:p><text:p text:style-name="P291">2.54公分</text:p><text:p text:style-name="P292">↓</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break-before="page" fo:text-align="center" fo:margin-top="0.125in" fo:margin-bottom="0.125in" fo:line-height="300%"/>
      <style:text-properties style:font-name="Arial" fo:font-weight="bold" style:font-weight-asian="bold" style:font-weight-complex="bold" style:letter-kerning="true" fo:font-size="18pt" style:font-size-asian="18pt" style:font-size-complex="18pt" style:language-asian="zh" style:country-asian="TW" fo:hyphenate="false"/>
    </style:style>
    <style:style style:name="標題2" style:display-name="標題 2" style:family="paragraph" style:parent-style-name="內文" style:next-style-name="內文" style:auto-update="true" style:default-outline-level="2">
      <style:paragraph-properties fo:margin-top="0.0694in" fo:margin-bottom="0.0694in" fo:line-height="150%" fo:margin-right="0.1666in"/>
      <style:text-properties style:font-name="Arial" fo:font-weight="bold" style:font-weight-asian="bold" style:font-weight-complex="bold" fo:font-size="14pt" style:font-size-asian="14pt" style:font-size-complex="24pt" style:language-asian="zh" style:country-asian="TW" fo:hyphenate="false"/>
    </style:style>
    <style:style style:name="內文" style:display-name="內文" style:family="paragraph">
      <style:paragraph-properties fo:widows="0" fo:orphans="0"/>
      <style:text-properties style:letter-kerning="true" fo:font-size="12pt" style:font-size-asian="12pt" style:font-size-complex="12pt" style:language-asian="ar" style:country-asian="SA" fo:hyphenate="false"/>
    </style:style>
    <style:style style:name="預設段落字型" style:display-name="預設段落字型" style:family="text"/>
    <style:style style:name="標號" style:display-name="標號" style:family="paragraph" style:parent-style-name="內文" style:next-style-name="內文">
      <style:text-properties fo:font-size="10pt" style:font-size-asian="10pt" style:font-size-complex="10pt" fo:hyphenate="false"/>
    </style:style>
    <style:style style:name="目錄1" style:display-name="目錄 1" style:family="paragraph" style:parent-style-name="內文" style:next-style-name="內文" style:auto-update="true">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style>
    <style:style style:name="樣式1" style:display-name="樣式1" style:family="paragraph" style:parent-style-name="標題2" style:default-outline-level="2">
      <style:text-properties fo:hyphenate="false"/>
    </style:style>
    <style:style style:name="目錄2" style:display-name="目錄 2" style:family="paragraph" style:parent-style-name="內文" style:next-style-name="內文" style:auto-update="true">
      <style:paragraph-properties fo:margin-left="0.1666in" fo:margin-right="0in">
        <style:tab-stops/>
      </style:paragraph-properties>
      <style:text-properties fo:hyphenate="false"/>
    </style:style>
    <style:style style:name="圖表目錄" style:display-name="圖表目錄" style:family="paragraph" style:parent-style-name="內文" style:next-style-name="內文">
      <style:paragraph-properties fo:margin-left="0in" fo:margin-right="0in" fo:text-indent="-0.1388in">
        <style:tab-stops/>
      </style:paragraph-properties>
      <style:text-properties fo:hyphenate="false"/>
    </style:style>
    <style:style style:name="目錄20" style:display-name="目錄 2" style:family="paragraph" style:parent-style-name="內文" style:next-style-name="內文" style:auto-update="true">
      <style:paragraph-properties fo:margin-left="0.3333in">
        <style:tab-stops/>
      </style:paragraph-properties>
      <style:text-properties fo:hyphenate="false"/>
    </style:style>
    <style:style style:name="樣式2" style:display-name="樣式2" style:family="paragraph" style:parent-style-name="標號">
      <style:paragraph-properties fo:text-align="center"/>
      <style:text-properties fo:font-size="12pt" style:font-size-asian="12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fo:font-size="16pt" style:font-size-asian="16pt" style:font-size-complex="16pt"/>
    </style:style>
    <style:style style:name="WW_CharLFO1LVL2" style:family="text">
      <style:text-properties fo:font-size="14pt" style:font-size-asian="14pt" style:font-size-complex="14pt" fo:language="en" fo:country="US"/>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prefix="第" style:num-suffix="章　" style:num-format="一, 十, 一百(繁), ...">
        <style:list-level-properties text:space-before="0in" text:min-label-width="0.2951in"/>
      </text:list-level-style-number>
      <text:list-level-style-number text:level="2" text:style-name="WW_CharLFO1LVL2" style:num-prefix="第" style:num-suffix="節　" style:num-format="一, 十, 一百(繁), ...">
        <style:list-level-properties text:space-before="0.2951in" text:min-label-width="0.3937in"/>
      </text:list-level-style-number>
      <text:list-level-style-number text:level="3" style:num-prefix="第" style:num-suffix="項" style:num-format="一, 十, 一百(繁), ...">
        <style:list-level-properties text:space-before="0.5909in" text:min-label-width="0.3937in"/>
      </text:list-level-style-number>
      <text:list-level-style-number text:level="4" style:num-format="">
        <style:list-level-properties text:space-before="0.8861in" text:min-label-width="0.4916in"/>
      </text:list-level-style-number>
      <text:list-level-style-number text:level="5" style:num-format="">
        <style:list-level-properties text:space-before="1.1812in" text:min-label-width="0.5902in"/>
      </text:list-level-style-number>
      <text:list-level-style-number text:level="6" style:num-format="">
        <style:list-level-properties text:space-before="1.4763in" text:min-label-width="0.7875in"/>
      </text:list-level-style-number>
      <text:list-level-style-number text:level="7" style:num-format="">
        <style:list-level-properties text:space-before="1.7715in" text:min-label-width="0.8861in"/>
      </text:list-level-style-number>
      <text:list-level-style-number text:level="8" style:num-format="">
        <style:list-level-properties text:space-before="2.0666in" text:min-label-width="0.9847in"/>
      </text:list-level-style-number>
      <text:list-level-style-number text:level="9" style:num-format="">
        <style:list-level-properties text:space-before="2.3625in" text:min-label-width="1.1805in"/>
      </text:list-level-style-number>
    </text:list-style>
    <text:list-style style:name="LFO2">
      <text:list-level-style-number text:level="1" style:num-prefix="[" style:num-suffix="]" style:num-format="1">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3">
      <text:list-level-style-number text:level="1" style:num-prefix="[" style:num-suffix="]" style:num-format="1">
        <style:list-level-properties fo:text-align="end" text:space-before="0.2in" text:min-label-width="0.1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4">
      <text:list-level-style-number text:level="1" style:num-prefix="[" style:num-suffix="]" style:num-format="1">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5">
      <text:list-level-style-number text:level="1" style:num-prefix="第" style:num-suffix="節" style:num-format="一, 十, 一百(繁), ..." text:start-value="5">
        <style:list-level-properties text:space-before="0in" text:min-label-width="0.6666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6">
      <text:list-level-style-number text:level="1" style:num-prefix="第" style:num-suffix="節" style:num-format="一, 十, 一百(繁), ..." text:start-value="2">
        <style:list-level-properties text:space-before="0in" text:min-label-width="0.6666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in" fo:page-height="11.693in" style:print-orientation="portrait" fo:margin-top="0.5909in" fo:margin-left="1in" fo:margin-bottom="0.6888in" fo:margin-right="1in" style:num-format="I" style:writing-mode="lr-tb" style:layout-grid-mode="line" style:layout-grid-lines="38">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頁尾"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page-layout style:name="PL1">
      <style:page-layout-properties fo:page-width="8.268in" fo:page-height="11.693in" style:print-orientation="portrait" fo:margin-top="1in" fo:margin-left="1in" fo:margin-bottom="1in" fo:margin-right="1in" style:num-format="1" style:writing-mode="lr-tb" style:layout-grid-mode="line" style:layout-grid-lines="38">
        <style:footnote-sep style:width="0.007in" style:rel-width="33%" style:color="#000000" style:line-style="solid" style:adjustment="left"/>
      </style:page-layout-properties>
    </style:page-layout>
    <style:style style:name="P219" style:parent-style-name="頁尾" style:family="paragraph">
      <style:paragraph-properties fo:margin-right="0.25in"/>
    </style:style>
    <style:style style:name="F220"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I</text:page-number></text:span></text:p></draw:text-box></draw:frame></text:p>
      </style:footer>
    </style:master-page>
    <style:master-page style:name="MP1" style:page-layout-name="PL1">
      <style:footer>
        <text:p text:style-name="P219"><draw:frame draw:style-name="F220" text:anchor-type="paragraph" svg:y="0.0006in" draw:z-index="0"><draw:text-box fo:min-height="0in" fo:min-width="0in"><text:p text:style-name="頁尾"><text:span text:style-name="頁碼"><text:page-number text:fixed="false">I</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論文題目：(中文)</dc:title>
    <meta:initial-creator>CJT</meta:initial-creator>
    <dc:creator>user</dc:creator>
    <meta:creation-date>2017-08-31T02:29:00Z</meta:creation-date>
    <dc:date>2017-08-31T02:29:00Z</dc:date>
    <meta:print-date>2006-07-19T17:49:00Z</meta:print-date>
    <meta:template xlink:href="Normal" xlink:type="simple"/>
    <meta:editing-cycles>2</meta:editing-cycles>
    <meta:editing-duration>PT0S</meta:editing-duration>
    <meta:document-statistic meta:page-count="4" meta:paragraph-count="8" meta:word-count="671" meta:character-count="4493" meta:row-count="31" meta:non-whitespace-character-count="3830"/>
  </office:meta>
</office:document-meta>
</file>